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38.75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-osobow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dzien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m_urodzenia</text:p>
          </table:table-cell>
          <table:table-cell office:value-type="string" calcext:value-type="string">
            <text:p>wojewodztwo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ąbrowie Białostockiej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ędzyrzecu Podlaskim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rocławiu</text:p>
          </table:table-cell>
          <table:table-cell office:value-type="string" calcext:value-type="string">
            <text:p>dolnośląskie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ycowiu</text:p>
          </table:table-cell>
          <table:table-cell office:value-type="string" calcext:value-type="string">
            <text:p>dolnośląskie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kółce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ruszczu Gdańskim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3" calcext:value-type="float">
            <text:p>98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amościu</text:p>
          </table:table-cell>
          <table:table-cell office:value-type="string" calcext:value-type="string">
            <text:p>lubelskie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Łap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iemiatycz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ychach</text:p>
          </table:table-cell>
          <table:table-cell office:value-type="string" calcext:value-type="string">
            <text:p>śląskie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Łapach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twocku</text:p>
          </table:table-cell>
          <table:table-cell office:value-type="string" calcext:value-type="string">
            <text:p>mazowieckie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ółce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Łap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pocie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ielsku Podlaskim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ońk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okółce</text:p>
          </table:table-cell>
          <table:table-cell office:value-type="string" calcext:value-type="string">
            <text:p>poglaskie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arszawie</text:p>
          </table:table-cell>
          <table:table-cell office:value-type="string" calcext:value-type="string">
            <text:p>mazowieckie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ielcach</text:p>
          </table:table-cell>
          <table:table-cell office:value-type="string" calcext:value-type="string">
            <text:p>świętokrzyskie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ońkach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dańsku</text:p>
          </table:table-cell>
          <table:table-cell office:value-type="string" calcext:value-type="string">
            <text:p>pomorskie</text:p>
          </table:table-cell>
        </table:table-row>
      </table:table>
      <table:named-expressions/>
      <table:database-ranges>
        <table:database-range table:name="__Anonymous_Sheet_DB__0" table:target-range-address="'dane-osobowe'.A1:'dane-osobowe'.F2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 style:data-style-name="N2" text:time-value="08:21:12.97694829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0T08:22:35.443609441</dc:date>
    <meta:editing-duration>PT13M24S</meta:editing-duration>
    <meta:editing-cycles>2</meta:editing-cycles>
    <meta:document-statistic meta:table-count="1" meta:cell-count="1332" meta:object-count="0"/>
  </office:meta>
</office:document-meta>
</file>